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0.6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 style:cell-protect="none" style:print-content="tru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cell-protect="protected" style:print-content="true" fo:background-color="transparent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00" style:cell-protect="none" style:print-content="true" fo:border="0.06pt solid #000000"/>
      <style:text-properties fo:font-weight="bold" style:font-weight-asian="bold" style:font-weight-complex="bold"/>
      <style:map style:condition="cell-content()&gt;SUM([$Sheet1.$B$5:.$B$6])" style:apply-style-name="Invalid_20_Value" style:base-cell-address="Sheet1.B7"/>
    </style:style>
    <style:style style:name="ce8" style:family="table-cell" style:parent-style-name="Default">
      <style:table-cell-properties fo:background-color="#ffff00" style:cell-protect="none" style:print-content="true" fo:border="0.06pt solid #000000"/>
      <style:text-properties fo:font-weight="bold" style:font-weight-asian="bold" style:font-weight-complex="bold"/>
      <style:map style:condition="cell-content-is-not-between(1,4)" style:apply-style-name="Invalid_20_Value" style:base-cell-address="Sheet1.B8"/>
      <style:map style:condition="cell-content()&gt;[$Sheet1.$B$7]" style:apply-style-name="Invalid_20_Value" style:base-cell-address="Sheet1.B8"/>
    </style:style>
    <style:style style:name="ce9" style:family="table-cell" style:parent-style-name="Default">
      <style:table-cell-properties fo:border="0.06pt solid #000000"/>
      <style:map style:condition="cell-content()!=[$Sheet1.$B$13]" style:apply-style-name="Invalid_20_Value" style:base-cell-address="Sheet1.B9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 style:data-style-name="N120">
      <style:table-cell-properties fo:border="0.06pt solid #000000"/>
    </style:style>
    <style:style style:name="ce12" style:family="table-cell" style:parent-style-name="Default" style:data-style-name="N120">
      <style:table-cell-properties fo:background-color="#00cc00" fo:border="0.06pt solid #000000"/>
      <style:text-properties fo:font-weight="bold" style:font-weight-asian="bold" style:font-weight-complex="bold"/>
      <style:map style:condition="cell-content()&lt;0.009" style:apply-style-name="Invalid_20_Value" style:base-cell-address="Sheet1.B19"/>
    </style:style>
    <style:style style:name="ce13" style:family="table-cell" style:parent-style-name="Default">
      <style:table-cell-properties fo:background-color="#00cc00" fo:border="0.06pt solid #000000"/>
      <style:text-properties fo:font-weight="bold" style:font-weight-asian="bold" style:font-weight-complex="bold"/>
      <style:map style:condition="cell-content()&lt;[$Sheet1.$B$15]" style:apply-style-name="Invalid_20_Value" style:base-cell-address="Sheet1.B20"/>
    </style:style>
    <style:style style:name="ce14" style:family="table-cell" style:parent-style-name="Default" style:data-style-name="N11">
      <style:table-cell-properties fo:background-color="#00cc00" fo:border="0.06pt solid #000000"/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 table:protected="true">
        <table:table-protection table:select-protected-cells="true" table:select-unprotected-cells="true"/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Frequency (MHz)</text:p>
          </table:table-cell>
          <table:table-cell table:style-name="ce4" office:value-type="float" office:value="20" calcext:value-type="float">
            <office:annotation office:display="true" draw:style-name="gr1" draw:text-style-name="P1" svg:width="2.5807in" svg:height="0.2346in" svg:x="3.1157in" svg:y="0in" draw:caption-point-x="-0.2402in" draw:caption-point-y="0.0039in">
              <dc:creator>SB</dc:creator>
              <dc:date>2017-01-22T00:00:00</dc:date>
              <text:p text:style-name="P1">Input Frequency to the CAN Controller</text:p>
            </office:annotation>
            <text:p>20</text:p>
          </table:table-cell>
        </table:table-row>
        <table:table-row table:style-name="ro1">
          <table:table-cell table:style-name="ce1" office:value-type="string" calcext:value-type="string">
            <text:p>Clock Divider</text:p>
          </table:table-cell>
          <table:table-cell table:style-name="ce4" office:value-type="float" office:value="10" calcext:value-type="float">
            <office:annotation office:display="true" draw:style-name="gr1" draw:text-style-name="P1" svg:width="2.5894in" svg:height="0.3902in" svg:x="3.1177in" svg:y="0.322in" draw:caption-point-x="-0.2421in" draw:caption-point-y="-0.1406in">
              <dc:creator>SB</dc:creator>
              <dc:date>2017-01-22T00:00:00</dc:date>
              <text:p text:style-name="P1">The clock divider <text:s/>for the incoming CAN controller frequency</text:p>
            </office:annotation>
            <text:p>10</text:p>
          </table:table-cell>
        </table:table-row>
        <table:table-row table:style-name="ro1">
          <table:table-cell table:style-name="Default"/>
          <table:table-cell table:style-name="ce5"/>
        </table:table-row>
        <table:table-row table:style-name="ro1">
          <table:table-cell office:value-type="string" calcext:value-type="string">
            <text:p>Sync-S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rop-Seg</text:p>
          </table:table-cell>
          <table:table-cell table:style-name="ce6" table:formula="of:=ROUNDUP([.B16]/[.B11]; 0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Phase-Seg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2">
          <table:table-cell table:style-name="ce1" office:value-type="string" calcext:value-type="string">
            <text:p>Phase-Seg2</text:p>
          </table:table-cell>
          <table:table-cell table:style-name="ce7" office:value-type="float" office:value="4" calcext:value-type="float">
            <office:annotation office:display="true" draw:style-name="gr1" draw:text-style-name="P1" svg:width="2.589in" svg:height="0.3902in" svg:x="3.1181in" svg:y="0.7898in" draw:caption-point-x="-0.2425in" draw:caption-point-y="0.2807in">
              <dc:creator>SB</dc:creator>
              <dc:date>2017-01-22T00:00:00</dc:date>
              <text:p text:style-name="P1"><text:span text:style-name="T1">Phase-Seg2</text:span> must be <text:span text:style-name="T2">less than or equal</text:span> to <text:span text:style-name="T1">Prop-Seg</text:span> + <text:span text:style-name="T1">Phase-Seg1</text:span></text:p>
            </office:annotation>
            <text:p>4</text:p>
          </table:table-cell>
        </table:table-row>
        <table:table-row table:style-name="ro1">
          <table:table-cell table:style-name="ce1" office:value-type="string" calcext:value-type="string">
            <text:p>SJW</text:p>
          </table:table-cell>
          <table:table-cell table:style-name="ce8" office:value-type="float" office:value="3" calcext:value-type="float">
            <office:annotation office:display="true" draw:style-name="gr1" draw:text-style-name="P1" svg:width="2.5807in" svg:height="0.8567in" svg:x="3.1264in" svg:y="1.2681in" draw:caption-point-x="-0.2508in" draw:caption-point-y="-0.0138in">
              <dc:creator>SB</dc:creator>
              <dc:date>2017-01-22T00:00:00</dc:date>
              <text:p text:style-name="P1"><text:span text:style-name="T1">SJW</text:span> must be <text:span text:style-name="T2">less than or equal</text:span> to both <text:span text:style-name="T1">Phase-Seg1</text:span><text:span text:style-name="T3"> and </text:span><text:span text:style-name="T1">Phase-Seg2</text:span>. <text:s/>Some CAN controllers require <text:span text:style-name="T1">SJW</text:span> to be <text:span text:style-name="T2">less than</text:span> <text:span text:style-name="T1">Phase-Seg2</text:span><text:span text:style-name="T3"> to allow for processing time</text:span></text:p>
            </office:annotation>
            <text:p>3</text:p>
          </table:table-cell>
        </table:table-row>
        <table:table-row table:style-name="ro2">
          <table:table-cell office:value-type="string" calcext:value-type="string">
            <text:p>Bit Length (TQ)</text:p>
          </table:table-cell>
          <table:table-cell table:style-name="ce9" table:formula="of:=SUM([.B4:.B7])" office:value-type="float" office:value="16" calcext:value-type="float">
            <office:annotation office:display="true" draw:style-name="gr1" draw:text-style-name="P1" svg:width="2.5913in" svg:height="0.5457in" svg:x="3.1268in" svg:y="2.2035in" draw:caption-point-x="-0.2512in" draw:caption-point-y="-0.7713in">
              <dc:creator>SB</dc:creator>
              <dc:date>2017-01-22T00:00:00</dc:date>
              <text:p text:style-name="P1">The sum of <text:span text:style-name="T1">Sync-Seg</text:span> + <text:span text:style-name="T1">Prop-Seg</text:span> + <text:span text:style-name="T1">Phase-Seg1</text:span> + <text:span text:style-name="T1">Phase-Seg2</text:span><text:span text:style-name="T3">, must be </text:span><text:span text:style-name="T4">equal</text:span><text:span text:style-name="T5"> to </text:span><text:span text:style-name="T6">TQ/bit</text:span></text:p>
            </office:annotation>
            <text:p>16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TQ (ns)</text:p>
          </table:table-cell>
          <table:table-cell table:formula="of:=[.B2]/[.B1]*1000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aud (kbps)</text:p>
          </table:table-cell>
          <table:table-cell table:style-name="ce10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Q/Bit</text:p>
          </table:table-cell>
          <table:table-cell table:formula="of:=(1/[.B12]/[.B11])*(1000*100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op-delay/meter (ns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x Bus Length required (m)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us prop-delay (ns)</text:p>
          </table:table-cell>
          <table:table-cell table:formula="of:=([.B15]*[.B14]*2 + 400)"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Oscillator Tolerance 1</text:p>
          </table:table-cell>
          <table:table-cell table:style-name="ce11" table:formula="of:=MIN([.B6];[.B7])/(2*((13*[.B9])-[.B7]))" office:value-type="percentage" office:value="0.00980392156862745" calcext:value-type="percentage">
            <text:p>0.980%</text:p>
          </table:table-cell>
        </table:table-row>
        <table:table-row table:style-name="ro1">
          <table:table-cell office:value-type="string" calcext:value-type="string">
            <text:p>Oscillator Tolerance 2</text:p>
          </table:table-cell>
          <table:table-cell table:style-name="ce11" table:formula="of:=[.B8]/(20*[.B9])" office:value-type="percentage" office:value="0.009375" calcext:value-type="percentage">
            <text:p>0.938%</text:p>
          </table:table-cell>
        </table:table-row>
        <table:table-row table:style-name="ro2">
          <table:table-cell table:style-name="ce1" office:value-type="string" calcext:value-type="string">
            <text:p>Oscillator Tolerance Absolute</text:p>
          </table:table-cell>
          <table:table-cell table:style-name="ce12" table:formula="of:=MIN([.B17];[.B18])" office:value-type="percentage" office:value="0.009375" calcext:value-type="percentage">
            <office:annotation office:display="true" draw:style-name="gr1" draw:text-style-name="P1" svg:width="2.5921in" svg:height="0.5457in" svg:x="3.128in" svg:y="2.8169in" draw:caption-point-x="-0.2524in" draw:caption-point-y="0.3992in">
              <dc:creator>SB</dc:creator>
              <dc:date>2017-01-22T00:00:00</dc:date>
              <text:p text:style-name="P1">Timing parameters should be chosen to <text:span text:style-name="T2">maximize</text:span> this value while meeting the 300m bus length requirement</text:p>
            </office:annotation>
            <text:p>0.938%</text:p>
          </table:table-cell>
        </table:table-row>
        <table:table-row table:style-name="ro1">
          <table:table-cell table:style-name="ce1" office:value-type="string" calcext:value-type="string">
            <text:p>Max Bus Length Supported (m)</text:p>
          </table:table-cell>
          <table:table-cell table:style-name="ce13" table:formula="of:=(([.B5]*[.B11])-400)/[.B14]/2" office:value-type="float" office:value="310" calcext:value-type="float">
            <office:annotation office:display="true" draw:style-name="gr1" draw:text-style-name="P1" svg:width="2.5925in" svg:height="0.7012in" svg:x="3.1272in" svg:y="3.4524in" draw:caption-point-x="-0.2516in" draw:caption-point-y="-0.052in">
              <dc:creator>SB</dc:creator>
              <dc:date>2017-01-22T00:00:00</dc:date>
              <text:p text:style-name="P1">This is the maximum theoretical bus length supported by the timing parameters, must be <text:span text:style-name="T2">greater than or equal</text:span> to 300, determined by <text:span text:style-name="T1">Prop-Seg</text:span></text:p>
            </office:annotation>
            <text:p>310</text:p>
          </table:table-cell>
        </table:table-row>
        <table:table-row table:style-name="ro1">
          <table:table-cell table:style-name="ce1" office:value-type="string" calcext:value-type="string">
            <text:p>Sample Point</text:p>
          </table:table-cell>
          <table:table-cell table:style-name="ce14" table:formula="of:=SUM([.B4:.B6])/[.B9]" office:value-type="percentage" office:value="0.75" calcext:value-type="percentage">
            <office:annotation office:display="true" draw:style-name="gr1" draw:text-style-name="P1" svg:width="2.6008in" svg:height="0.5457in" svg:x="3.1252in" svg:y="4.2256in" draw:caption-point-x="-0.2496in" draw:caption-point-y="-0.6476in">
              <dc:creator>SB</dc:creator>
              <dc:date>2017-01-22T00:00:00</dc:date>
              <text:p text:style-name="P1">This is the point within the bit where the data will be sampled, sane values are typically between 60% and 80%</text:p>
            </office:annotation>
            <text:p>75.00%</text:p>
          </table:table-cell>
        </table:table-row>
        <calcext:conditional-formats>
          <calcext:conditional-format calcext:target-range-address="Sheet1.B8:Sheet1.B8">
            <calcext:condition calcext:apply-style-name="Invalid Value" calcext:value="not-between(1,4)" calcext:base-cell-address="Sheet1.B8"/>
            <calcext:condition calcext:apply-style-name="Invalid Value" calcext:value="&gt;[$Sheet1.$B$7]" calcext:base-cell-address="Sheet1.B8"/>
          </calcext:conditional-format>
          <calcext:conditional-format calcext:target-range-address="Sheet1.B9:Sheet1.B9">
            <calcext:condition calcext:apply-style-name="Invalid Value" calcext:value="!=[$Sheet1.$B$13]" calcext:base-cell-address="Sheet1.B9"/>
          </calcext:conditional-format>
          <calcext:conditional-format calcext:target-range-address="Sheet1.B7:Sheet1.B7">
            <calcext:condition calcext:apply-style-name="Invalid Value" calcext:value="&gt;SUM([$Sheet1.$B$5:.$B$6])" calcext:base-cell-address="Sheet1.B7"/>
          </calcext:conditional-format>
          <calcext:conditional-format calcext:target-range-address="Sheet1.B19:Sheet1.B19">
            <calcext:condition calcext:apply-style-name="Invalid Value" calcext:value="&lt;0.009" calcext:base-cell-address="Sheet1.B19"/>
          </calcext:conditional-format>
          <calcext:conditional-format calcext:target-range-address="Sheet1.B20:Sheet1.B20">
            <calcext:condition calcext:apply-style-name="Invalid Value" calcext:value="&lt;[$Sheet1.$B$15]" calcext:base-cell-address="Sheet1.B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 style:vertical-justify="auto"/>
      <style:paragraph-properties css3t:text-justify="auto"/>
    </style:style>
    <style:style style:name="Invalid_20_Value" style:display-name="Invalid Value" style:family="table-cell" style:parent-style-name="Default">
      <style:table-cell-properties fo:background-color="#ff3333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Baker</meta:initial-creator>
    <meta:creation-date>2017-01-17T19:33:50.863328819</meta:creation-date>
    <dc:date>2017-01-22T16:33:24.371912849</dc:date>
    <dc:creator>Stuart Baker</dc:creator>
    <meta:editing-duration>P4DT19H43M6S</meta:editing-duration>
    <meta:editing-cycles>11</meta:editing-cycles>
    <meta:generator>LibreOffice/4.2.8.2$Linux_X86_64 LibreOffice_project/420m0$Build-2</meta:generator>
    <meta:document-statistic meta:table-count="1" meta:cell-count="38" meta:object-count="0"/>
  </office:meta>
</office:document-meta>
</file>